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cm" fo:min-width="0.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25cm" fo:min-width="0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ff0000" draw:fill="none" draw:textarea-vertical-align="middle" loext:decorative="false"/>
    </style:style>
    <style:style style:name="gr9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624cm" fo:min-width="0.6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5cm" fo:min-width="0.5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a933" draw:fill="none" draw:textarea-vertical-align="middle" loext:decorative="false"/>
    </style:style>
    <style:style style:name="gr12" style:family="graphic" style:parent-style-name="objectwithoutfill">
      <style:graphic-properties draw:stroke="dash" draw:stroke-dash="Dot" svg:stroke-color="#ff8000" svg:stroke-linecap="butt" draw:fill="none" draw:textarea-vertical-align="middle" loext:decorative="false"/>
    </style:style>
    <style:style style:name="gr13" style:family="graphic" style:parent-style-name="objectwithoutfill">
      <style:graphic-properties svg:stroke-color="#ff8000" draw:fill="none" draw:textarea-vertical-align="middle" loext:decorative="false"/>
    </style:style>
    <style:style style:name="gr14" style:family="graphic" style:parent-style-name="standard">
      <style:graphic-properties draw:stroke="none" draw:fill="solid" draw:fill-color="#ff972f" draw:textarea-vertical-align="middle" fo:min-height="0.178cm" fo:min-width="0.178cm" loext:decorative="false"/>
    </style:style>
    <style:style style:name="gr15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0.178cm" fo:min-width="0.178cm" loext:decorative="false"/>
    </style:style>
    <style:style style:name="gr16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178cm" fo:min-width="0.178cm" loext:decorative="false"/>
    </style:style>
    <style:style style:name="gr19" style:family="graphic" style:parent-style-name="objectwithoutfill">
      <style:graphic-properties svg:stroke-color="#ff0000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a933" draw:fill="none" draw:textarea-vertical-align="middle" loext:decorative="false"/>
      <style:paragraph-properties style:writing-mode="lr-tb"/>
    </style:style>
    <style:style style:name="gr21" style:family="graphic" style:parent-style-name="objectwithoutfill">
      <style:graphic-properties draw:marker-end="Linienspitzen_20_5" draw:marker-end-width="0.3cm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draw:marker-start="Linienspitzen_20_10" draw:marker-start-width="0.3cm" draw:marker-end="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25" style:family="graphic" style:parent-style-name="objectwithoutfill">
      <style:graphic-properties svg:stroke-color="#00a933" svg:stroke-linecap="round" draw:fill="none" draw:textarea-vertical-align="middle" loext:decorative="false"/>
    </style:style>
    <style:style style:name="gr26" style:family="graphic" style:parent-style-name="objectwithoutfill">
      <style:graphic-properties draw:stroke="dash" draw:stroke-dash="Long_20_Dash" svg:stroke-color="#00a933" svg:stroke-linecap="butt" draw:fill="none" draw:textarea-vertical-align="middle" loext:decorative="false"/>
    </style:style>
    <style:style style:name="gr27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178cm" fo:min-width="0.178cm" loext:decorative="false"/>
    </style:style>
    <style:style style:name="gr28" style:family="graphic" style:parent-style-name="standard">
      <style:graphic-properties draw:stroke="none" draw:fill="solid" draw:fill-color="#ff6d6d" draw:textarea-horizontal-align="justify" draw:textarea-vertical-align="middle" draw:auto-grow-height="false" fo:min-height="0.178cm" fo:min-width="0.178cm" loext:decorative="false"/>
    </style:style>
    <style:style style:name="gr29" style:family="graphic" style:parent-style-name="standard">
      <style:graphic-properties draw:marker-start="Linienspitzen_20_11" draw:marker-start-width="0.3cm" draw:marker-end="Linienspitzen_20_12" draw:marker-end-width="0.3cm" draw:textarea-vertical-align="middle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25cm" fo:min-width="2cm" loext:decorative="false"/>
      <style:paragraph-properties style:writing-mode="lr-tb"/>
    </style:style>
    <style:style style:name="gr31" style:family="graphic" style:parent-style-name="objectwithoutfill">
      <style:graphic-properties svg:stroke-color="#ff8000" svg:stroke-linecap="round" draw:fill="none" draw:textarea-vertical-align="middle" loext:decorative="false"/>
    </style:style>
    <style:style style:name="gr32" style:family="graphic" style:parent-style-name="objectwithoutfill">
      <style:graphic-properties draw:stroke="solid" draw:stroke-dash="Long_20_Dash" svg:stroke-color="#ff8000" svg:stroke-linecap="round" draw:fill="none" draw:textarea-vertical-align="middle" loext:decorative="false"/>
      <style:paragraph-properties style:writing-mode="lr-tb"/>
    </style:style>
    <style:style style:name="gr33" style:family="graphic" style:parent-style-name="objectwithoutfill" style:list-style-name="L1">
      <style:graphic-properties svg:stroke-color="#ff0000" draw:fill="none" draw:textarea-horizontal-align="center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style:font-name="Liberation Sans1"/>
    </style:style>
    <style:style style:name="P5" style:family="paragraph">
      <loext:graphic-properties draw:fill="solid" draw:fill-color="#ffffff"/>
      <style:paragraph-properties fo:text-align="end" style:writing-mode="lr-tb"/>
      <style:text-properties style:font-name="Liberation Sans1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end" style:writing-mode="lr-tb"/>
    </style:style>
    <style:style style:name="P8" style:family="paragraph">
      <loext:graphic-properties draw:fill="solid" draw:fill-color="#ff972f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solid" draw:fill-color="#ff972f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729fcf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paragraph-properties fo:text-align="start"/>
      <style:text-properties fo:font-weight="bold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weight="bold"/>
    </style:style>
    <style:style style:name="P14" style:family="paragraph">
      <loext:graphic-properties draw:fill="none"/>
      <style:paragraph-properties fo:text-align="center"/>
      <style:text-properties style:font-name="Liberation Sans1"/>
    </style:style>
    <style:style style:name="P15" style:family="paragraph">
      <loext:graphic-properties draw:fill="none"/>
      <style:paragraph-properties fo:text-align="center"/>
      <style:text-properties style:font-name="Liberation Sans1" fo:font-size="6pt" style:font-size-asian="6pt" style:font-size-complex="6pt"/>
    </style:style>
    <style:style style:name="P1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/>
      <style:paragraph-properties fo:text-align="end"/>
      <style:text-properties style:font-name="Liberation Sans1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="solid" draw:fill-color="#77bc65"/>
      <style:paragraph-properties fo:text-align="center"/>
    </style:style>
    <style:style style:name="P20" style:family="paragraph">
      <loext:graphic-properties draw:fill="solid" draw:fill-color="#ff6d6d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/>
    </style:style>
    <style:style style:name="T8" style:family="text">
      <style:text-properties style:font-name="Liberation Sans1" fo:font-size="6pt" style:font-size-asian="6pt" style:font-size-complex="6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text-position="sub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5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53cm" svg:height="1.709cm" draw:transform="rotate (0.0780162175641465) translate (0.912211980320815cm 2.37803041806517cm)" svg:viewBox="0 0 8054 1710" svg:d="M0 1126c0 0 1322 730 2339 558 1016-171 903-1935 2255-1579 1351 357 1390-142 1888-103 499 39 1572 750 1572 750">
          <text:p/>
        </draw:path>
        <draw:custom-shape draw:style-name="gr9" draw:text-style-name="P2" draw:layer="layout" svg:width="0.625cm" svg:height="0.624cm" svg:x="6.875cm" svg:y="1cm">
          <text:p text:style-name="P1">Signal <text:span text:style-name="T3">a(t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31cm" draw:transform="rotate (0.0780162175641465) translate (0.897856861644401cm 2.19440215446396cm)" svg:viewBox="0 0 8024 1311" svg:d="M0 1311c0 0 1676-1444 2609-1301 934 143 1159 1291 2031 1286s971-1050 1718-1118c746-68 1666 1133 1666 1133">
          <text:p/>
        </draw:path>
        <draw:path draw:style-name="gr11" draw:text-style-name="P3" draw:layer="layout" svg:width="8.116cm" svg:height="3.143cm" draw:transform="rotate (-0.259704992696756) translate (1.33050091724517cm 1.00713906934964cm)" svg:viewBox="0 0 8117 3144" svg:d="M0 1287c0 0 1181 1946 1786 1853 604-94 240-1266 677-1344 438-78 414 848 950 653 536-196 9-1426 549-1828s1223 710 1706 582c484-129 90-1332 589-1192 499 141 636 1022 1078 1137 442 114 782-466 782-466">
          <text:p/>
        </draw:path>
        <draw:custom-shape draw:style-name="gr9" draw:text-style-name="P2" draw:layer="layout" svg:width="0.625cm" svg:height="0.624cm" svg:x="6.875cm" svg:y="4.125cm">
          <text:p text:style-name="P1">Eingangssignal <text:span text:style-name="T3">u(t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6.875cm" svg:y="1cm">
          <text:p text:style-name="P1">Ausgangssignal <text:span text:style-name="T3">y(t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12" draw:text-style-name="P3" draw:layer="layout" svg:x1="5cm" svg:y1="2cm" svg:x2="5cm" svg:y2="2.5cm">
          <text:p/>
        </draw:lin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04cm" draw:transform="rotate (0.0780162175641465) translate (0.998876584074482cm 3.48662945243749cm)" svg:viewBox="0 0 8024 1041" svg:d="M0 14c0 0 1251 779 2185 922 933 144 1583-931 2455-936s1304 1106 2051 1038c746-68 1333-1023 1333-1023">
          <text:p/>
        </draw:path>
        <draw:custom-shape draw:style-name="gr9" draw:text-style-name="P2" draw:layer="layout" svg:width="0.625cm" svg:height="0.624cm" svg:x="6.875cm" svg:y="4.125cm">
          <text:p text:style-name="P1"><text:span text:style-name="T4">Stetiges</text:span> Signal <text:span text:style-name="T3">a(t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6.875cm" svg:y="1cm">
          <text:p text:style-name="P1"><text:span text:style-name="T5">Nicht-stetiges</text:span> Signal <text:span text:style-name="T3">b(t)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cm" svg:y1="2.5cm" svg:x2="5cm" svg:y2="2cm">
          <text:p/>
        </draw:line>
        <draw:line draw:style-name="gr13" draw:text-style-name="P3" draw:layer="layout" svg:x1="5cm" svg:y1="2.5cm" svg:x2="9cm" svg:y2="2cm">
          <text:p/>
        </draw:line>
        <draw:custom-shape draw:style-name="gr14" draw:text-style-name="P8" draw:layer="layout" svg:width="0.25cm" svg:height="0.25cm" svg:x="4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5cm" svg:height="0.25cm" svg:x="4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.125cm" svg:y1="5cm" svg:x2="7.125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04cm" draw:transform="rotate (0.0780162175641465) translate (0.998876584074482cm 3.23362945243749cm)" svg:viewBox="0 0 8024 1041" svg:d="M0 14c0 0 1251 779 2185 922 933 144 1583-931 2455-936s1304 1106 2051 1038c746-68 1333-1023 1333-1023">
          <text:p/>
        </draw:path>
        <draw:custom-shape draw:style-name="gr9" draw:text-style-name="P2" draw:layer="layout" svg:width="0.625cm" svg:height="0.624cm" svg:x="5.25cm" svg:y="4.125cm">
          <text:p text:style-name="P1">Stetiges <text:span text:style-name="T5">differenzierbares</text:span> Signal <text:span text:style-name="T3">a(t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5.25cm" svg:y="0.876cm">
          <text:p text:style-name="P1">Stetiges <text:span text:style-name="T5">nicht-differenzierbares</text:span> Signal <text:span text:style-name="T3">b(t)</text:span></text:p>
          <draw:enhanced-geometry svg:viewBox="0 0 21600 21600" draw:type="rectangle" draw:enhanced-path="M 0 0 L 21600 0 21600 21600 0 21600 0 0 Z N"/>
        </draw:custom-shape>
        <draw:path draw:style-name="gr13" draw:text-style-name="P9" draw:layer="layout" svg:width="7.994cm" svg:height="0.804cm" draw:transform="rotate (0.0780162175641465) translate (0.966201132846387cm 2.06765057628515cm)" svg:viewBox="0 0 7995 805" svg:d="M0 434c931-677 2800-534 2991 233 738 184 2358 310 2800-533 1256-27 2204 671 2204 671">
          <text:p/>
        </draw:path>
        <draw:custom-shape draw:style-name="gr15" draw:text-style-name="P10" draw:layer="layout" svg:width="0.25cm" svg:height="0.25cm" svg:x="3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5cm" svg:height="0.25cm" svg:x="6.625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line draw:style-name="gr16" draw:text-style-name="P3" draw:layer="layout" svg:x1="7cm" svg:y1="2cm" svg:x2="7cm" svg:y2="5cm">
          <text:p/>
        </draw:line>
        <draw:line draw:style-name="gr16" draw:text-style-name="P3" draw:layer="layout" svg:x1="5cm" svg:y1="2cm" svg:x2="5cm" svg:y2="5cm">
          <text:p/>
        </draw:line>
        <draw:line draw:style-name="gr16" draw:text-style-name="P3" draw:layer="layout" svg:x1="3cm" svg:y1="2cm" svg:x2="3cm" svg:y2="5cm">
          <text:p/>
        </draw:line>
        <draw:line draw:style-name="gr17" draw:text-style-name="P3" draw:layer="layout" svg:x1="1cm" svg:y1="2cm" svg:x2="3cm" svg:y2="5cm">
          <text:p/>
        </draw:line>
        <draw:line draw:style-name="gr17" draw:text-style-name="P3" draw:layer="layout" svg:x1="3cm" svg:y1="2cm" svg:x2="5cm" svg:y2="5cm">
          <text:p/>
        </draw:line>
        <draw:line draw:style-name="gr17" draw:text-style-name="P3" draw:layer="layout" svg:x1="5cm" svg:y1="2cm" svg:x2="7cm" svg:y2="5cm">
          <text:p/>
        </draw:line>
        <draw:line draw:style-name="gr17" draw:text-style-name="P3" draw:layer="layout" svg:x1="7cm" svg:y1="2cm" svg:x2="9cm" svg:y2="5cm">
          <text:p/>
        </draw:line>
        <draw:path draw:style-name="gr13" draw:text-style-name="P3" draw:layer="layout" svg:width="2.235cm" svg:height="0.335cm" draw:transform="rotate (0.463733982254893) translate (6.85000756062592cm 1.70007988673938cm)" svg:viewBox="0 0 2236 336" svg:d="M0 335c224-447 1342-447 2236 1">
          <text:p/>
        </draw:path>
        <draw:path draw:style-name="gr13" draw:text-style-name="P3" draw:layer="layout" svg:width="2.235cm" svg:height="0.335cm" draw:transform="rotate (0.463733982254893) translate (4.85000756062592cm 2.70007988673938cm)" svg:viewBox="0 0 2236 336" svg:d="M0 335c224-447 1342-447 2236 1">
          <text:p/>
        </draw:path>
        <draw:custom-shape draw:style-name="gr15" draw:text-style-name="P10" draw:layer="layout" svg:width="0.25cm" svg:height="0.25cm" svg:x="6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" draw:layer="layout" svg:width="2.235cm" svg:height="0.335cm" draw:transform="rotate (0.463733982254893) translate (2.85000756062592cm 3.70007988673938cm)" svg:viewBox="0 0 2236 336" svg:d="M0 335c224-447 1342-447 2236 1">
          <text:p/>
        </draw:path>
        <draw:custom-shape draw:style-name="gr15" draw:text-style-name="P10" draw:layer="layout" svg:width="0.25cm" svg:height="0.25cm" svg:x="4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5.25cm" svg:y="0.126cm">
          <text:p text:style-name="P1"><text:span text:style-name="T5">Abschnittsweise </text:span><text:span text:style-name="T6">differenzierbares </text:span>Signal <text:span text:style-name="T3">a(t)</text:span></text:p>
          <draw:enhanced-geometry svg:viewBox="0 0 21600 21600" draw:type="rectangle" draw:enhanced-path="M 0 0 L 21600 0 21600 21600 0 21600 0 0 Z N"/>
        </draw:custom-shape>
        <draw:path draw:style-name="gr13" draw:text-style-name="P3" draw:layer="layout" svg:width="2.235cm" svg:height="0.335cm" draw:transform="rotate (0.463733982254893) translate (0.850007560625921cm 4.70007988673938cm)" svg:viewBox="0 0 2236 336" svg:d="M0 335c224-447 1342-447 2236 1">
          <text:p/>
        </draw:path>
        <draw:custom-shape draw:style-name="gr15" draw:text-style-name="P10" draw:layer="layout" svg:width="0.25cm" svg:height="0.25cm" svg:x="2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4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4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6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draw:layer="layout" svg:width="0.5cm" svg:height="0.5cm" draw:transform="skewX (-0.00401425727958696) rotate (-0.00314159265359073) translate (8.125cm 2.998cm)">
          <text:p text:style-name="P12"><text:span text:style-name="T7">a(t)/d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cm" svg:y1="4cm" svg:x2="9cm" svg:y2="3cm">
          <text:p text:style-name="P1"><text:span text:style-name="T1">Eingangssignal u(t)</text:span></text:p>
          <text:p text:style-name="P1"><text:span text:style-name="T1"/></text:p>
        </draw:line>
        <draw:line draw:style-name="gr20" draw:text-style-name="P14" draw:layer="layout" svg:x1="1cm" svg:y1="3cm" svg:x2="9cm" svg:y2="1cm">
          <text:p text:style-name="P1"><text:span text:style-name="T1">Ausgangssignal y(t)</text:span></text:p>
          <text:p text:style-name="P1"><text:span text:style-name="T1"/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21" draw:text-style-name="P15" draw:layer="layout" svg:x1="1cm" svg:y1="4cm" svg:x2="1cm" svg:y2="3cm">
          <text:p text:style-name="P1"><text:span text:style-name="T8"/></text:p>
          <text:p text:style-name="P1"><text:span text:style-name="T8"/></text:p>
          <text:p text:style-name="P1"><text:span text:style-name="T8">Faktor k</text:span></text:p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cm" svg:y1="3cm" svg:x2="9cm" svg:y2="1cm">
          <text:p text:style-name="P1"><text:span text:style-name="T1">Eingangssignal u(t)</text:span></text:p>
          <text:p text:style-name="P1"><text:span text:style-name="T1"/></text:p>
        </draw:line>
        <draw:line draw:style-name="gr20" draw:text-style-name="P14" draw:layer="layout" svg:x1="1cm" svg:y1="4cm" svg:x2="9cm" svg:y2="2cm">
          <text:p text:style-name="P1"><text:span text:style-name="T1"/></text:p>
          <text:p text:style-name="P1"><text:span text:style-name="T1">Ausgangssignal y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22" draw:text-style-name="P16" draw:layer="layout" svg:x1="1cm" svg:y1="3cm" svg:x2="5cm" svg:y2="3cm">
          <text:p text:style-name="P1"><text:span text:style-name="T9">Versatz △t</text:span></text:p>
          <text:p text:style-name="P1"><text:span text:style-name="T9"/></text:p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cm" svg:y1="5cm" svg:x2="9cm" svg:y2="4cm">
          <text:p text:style-name="P6"><text:span text:style-name="T1"/></text:p>
          <text:p text:style-name="P6"><text:span text:style-name="T1">Eingangssignal u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11" draw:text-style-name="P18" draw:layer="layout" svg:width="7.999cm" svg:height="3.999cm" svg:x="1cm" svg:y="1cm" svg:viewBox="0 0 8000 4000" svg:d="M0 4000c674-11 1373-85 2000-250 3387-890 6010-3761 6000-3750">
          <text:p/>
        </draw:path>
        <draw:custom-shape draw:style-name="gr23" draw:text-style-name="P7" draw:layer="layout" svg:width="1.75cm" svg:height="0.5cm" svg:x="6.625cm" svg:y="1cm">
          <text:p text:style-name="P6">Ausgangssignal y(t)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line draw:style-name="gr24" draw:text-style-name="P3" draw:layer="layout" svg:x1="3cm" svg:y1="3.875cm" svg:x2="3cm" svg:y2="5cm">
          <text:p/>
        </draw:lin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cm" svg:y1="5cm" svg:x2="9cm" svg:y2="4cm">
          <text:p text:style-name="P6"><text:span text:style-name="T1"/></text:p>
          <text:p text:style-name="P6"><text:span text:style-name="T1">Eingangssignal u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75cm" svg:height="0.5cm" svg:x="7.25cm" svg:y="1.25cm">
          <text:p text:style-name="P6">Ausgangssignal y(t)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cm" svg:y1="5cm" svg:x2="3cm" svg:y2="5cm">
          <text:p/>
        </draw:line>
        <draw:line draw:style-name="gr11" draw:text-style-name="P3" draw:layer="layout" svg:x1="5cm" svg:y1="4.5cm" svg:x2="3cm" svg:y2="4.5cm">
          <text:p/>
        </draw:line>
        <draw:line draw:style-name="gr25" draw:text-style-name="P3" draw:layer="layout" svg:x1="7cm" svg:y1="3.5cm" svg:x2="5cm" svg:y2="3.5cm">
          <text:p/>
        </draw:line>
        <draw:line draw:style-name="gr25" draw:text-style-name="P3" draw:layer="layout" svg:x1="9cm" svg:y1="2cm" svg:x2="7cm" svg:y2="2cm">
          <text:p/>
        </draw:line>
        <draw:line draw:style-name="gr26" draw:text-style-name="P3" draw:layer="layout" svg:x1="3cm" svg:y1="5cm" svg:x2="3cm" svg:y2="4.5cm">
          <text:p/>
        </draw:line>
        <draw:line draw:style-name="gr26" draw:text-style-name="P3" draw:layer="layout" svg:x1="5cm" svg:y1="3.5cm" svg:x2="5cm" svg:y2="4.5cm">
          <text:p/>
        </draw:line>
        <draw:line draw:style-name="gr26" draw:text-style-name="P3" draw:layer="layout" svg:x1="7cm" svg:y1="2cm" svg:x2="7cm" svg:y2="3.5cm">
          <text:p/>
        </draw:line>
        <draw:custom-shape draw:style-name="gr27" draw:text-style-name="P19" draw:layer="layout" svg:width="0.25cm" svg:height="0.25cm" svg:x="0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5cm" svg:height="0.25cm" svg:x="2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2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6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8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cm" svg:y1="4cm" svg:x2="3cm" svg:y2="4cm">
          <text:p text:style-name="P21"><text:span text:style-name="T9">Schritt △t</text:span></text:p>
          <text:p text:style-name="P21"><text:span text:style-name="T9"/></text:p>
        </draw:line>
        <draw:custom-shape draw:style-name="gr27" draw:text-style-name="P19" draw:layer="layout" svg:width="0.25cm" svg:height="0.25cm" svg:x="4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5cm" svg:height="0.25cm" svg:x="6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4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custom-shape draw:style-name="gr30" draw:text-style-name="P23" draw:layer="layout" svg:width="2cm" svg:height="0.625cm" svg:x="4.375cm" svg:y="3.625cm">
          <text:p text:style-name="P22"><text:span text:style-name="T10">Zustand x</text:span><text:span text:style-name="T11">d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2cm" svg:height="0.625cm" svg:x="2cm" svg:y="4.375cm">
          <text:p text:style-name="P22"><text:span text:style-name="T10">Eingangssignal u(t)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9cm" svg:y1="2.875cm" svg:x2="9cm" svg:y2="5cm">
          <text:p/>
        </draw:line>
        <draw:line draw:style-name="gr24" draw:text-style-name="P3" draw:layer="layout" svg:x1="7cm" svg:y1="2.875cm" svg:x2="7cm" svg:y2="5cm">
          <text:p/>
        </draw:line>
        <draw:line draw:style-name="gr31" draw:text-style-name="P3" draw:layer="layout" svg:x1="1cm" svg:y1="4cm" svg:x2="3cm" svg:y2="4cm">
          <text:p/>
        </draw:line>
        <draw:line draw:style-name="gr31" draw:text-style-name="P3" draw:layer="layout" svg:x1="3cm" svg:y1="4.25cm" svg:x2="5cm" svg:y2="4.25cm">
          <text:p/>
        </draw:line>
        <draw:line draw:style-name="gr31" draw:text-style-name="P3" draw:layer="layout" svg:x1="5cm" svg:y1="4.5cm" svg:x2="7cm" svg:y2="4.5cm">
          <text:p/>
        </draw:line>
        <draw:line draw:style-name="gr31" draw:text-style-name="P3" draw:layer="layout" svg:x1="7cm" svg:y1="4.75cm" svg:x2="9cm" svg:y2="4.75cm">
          <text:p/>
        </draw:line>
        <draw:line draw:style-name="gr32" draw:text-style-name="P3" draw:layer="layout" svg:x1="3cm" svg:y1="4cm" svg:x2="3cm" svg:y2="4.25cm">
          <text:p text:style-name="P1"/>
        </draw:line>
        <draw:line draw:style-name="gr32" draw:text-style-name="P3" draw:layer="layout" svg:x1="7cm" svg:y1="4.5cm" svg:x2="7cm" svg:y2="4.75cm">
          <text:p/>
        </draw:line>
        <draw:line draw:style-name="gr32" draw:text-style-name="P3" draw:layer="layout" svg:x1="5cm" svg:y1="4.25cm" svg:x2="5cm" svg:y2="4.5cm">
          <text:p/>
        </draw:line>
        <draw:line draw:style-name="gr32" draw:text-style-name="P3" draw:layer="layout" svg:x1="9cm" svg:y1="4.75cm" svg:x2="9cm" svg:y2="5cm">
          <text:p/>
        </draw:lin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line draw:style-name="gr33" draw:text-style-name="P25" draw:layer="layout" svg:x1="1cm" svg:y1="4cm" svg:x2="9cm" svg:y2="5cm">
          <text:p text:style-name="P24"><text:span text:style-name="T10"/></text:p>
        </draw:line>
        <draw:custom-shape draw:style-name="gr28" draw:text-style-name="P20" draw:layer="layout" svg:width="0.25cm" svg:height="0.25cm" svg:x="2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3" draw:layer="layout" svg:width="8.308cm" svg:height="3.004cm" draw:transform="rotate (0.785398163397448) translate (1cm 5cm)" svg:viewBox="0 0 8309 3005" draw:points="0,0 2828,0 4950,707 6718,1768 8309,3005">
          <text:p/>
        </draw:polyline>
        <draw:custom-shape draw:style-name="gr27" draw:text-style-name="P19" draw:layer="layout" svg:width="0.25cm" svg:height="0.25cm" svg:x="2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1.75cm" svg:height="0.5cm" svg:x="6.5cm" svg:y="0.625cm">
          <text:p text:style-name="P6">Ausgangssignal y(t)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7cm" svg:y1="3cm" svg:x2="9cm" svg:y2="3cm">
          <text:p text:style-name="P21"><text:span text:style-name="T9">Schritt △t</text:span></text:p>
          <text:p text:style-name="P21"><text:span text:style-name="T9"/></text:p>
        </draw:line>
        <draw:custom-shape draw:style-name="gr28" draw:text-style-name="P20" draw:layer="layout" svg:width="0.25cm" svg:height="0.25cm" svg:x="0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4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6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0.25cm" svg:height="0.25cm" svg:x="8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5cm" svg:height="0.25cm" svg:x="4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5cm" svg:height="0.25cm" svg:x="6.8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5cm" svg:height="0.25cm" svg:x="8.875cm" svg:y="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5" draw:display-name="Linienspitzen 5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47:48.758801300</meta:creation-date>
    <dc:date>2025-12-02T10:59:47.618188900</dc:date>
    <meta:editing-duration>PT5H24M57S</meta:editing-duration>
    <meta:editing-cycles>60</meta:editing-cycles>
    <meta:generator>LibreOffice/25.8.1.1$Windows_X86_64 LibreOffice_project/54047653041915e595ad4e45cccea684809c77b5</meta:generator>
    <meta:document-statistic meta:object-count="354"/>
  </office:meta>
</office:document-meta>
</file>